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07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1.9138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0.3839in"/>
    </style:style>
    <style:style style:name="co6" style:family="table-column">
      <style:table-column-properties fo:break-before="auto" style:column-width="1.8043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4661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08in solid #000000"/>
      <style:text-properties style:text-outline="false" style:text-line-through-style="none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08in solid #000000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1" fo:font-size="6.5pt" fo:letter-spacing="0.0008in" fo:language="en" fo:country="US" style:font-name-asian="Arial1" style:font-size-asian="6.5pt" style:language-asian="zh" style:country-asian="CN" style:font-name-complex="Arial1" style:text-scale="104%"/>
    </style:style>
    <style:style style:name="T2" style:family="text">
      <style:text-properties style:use-window-font-color="true" style:text-position="0% 100%" style:font-name="Arial1" fo:font-size="27pt" fo:letter-spacing="0.0008in" fo:language="en" fo:country="US" fo:font-weight="bold" style:font-name-asian="Arial1" style:font-size-asian="27pt" style:language-asian="zh" style:country-asian="CN" style:font-weight-asian="bold" style:font-name-complex="Arial1" style:font-weight-complex="bold"/>
    </style:style>
    <style:style style:name="T3" style:family="text">
      <style:text-properties style:use-window-font-color="true" style:text-position="0% 100%" style:font-name="Arial1" fo:font-size="27pt" fo:letter-spacing="0.0016in" fo:language="en" fo:country="US" fo:font-weight="bold" style:font-name-asian="Arial1" style:font-size-asian="27pt" style:language-asian="zh" style:country-asian="CN" style:font-weight-asian="bold" style:font-name-complex="Arial1" style:font-weight-complex="bold"/>
    </style:style>
    <style:style style:name="T4" style:family="text">
      <style:text-properties style:use-window-font-color="true" style:text-position="-5% 100%" style:font-name="Arial1" fo:font-size="13.5pt" fo:letter-spacing="0.0008in" fo:language="en" fo:country="US" fo:font-weight="bold" style:font-name-asian="Arial1" style:font-size-asian="13.5pt" style:language-asian="zh" style:country-asian="CN" style:font-weight-asian="bold" style:font-name-complex="Arial1" style:font-weight-complex="bold"/>
    </style:style>
    <style:style style:name="T5" style:family="text">
      <style:text-properties style:use-window-font-color="true" style:text-position="-5% 100%" style:font-name="Arial1" fo:font-size="13.5pt" fo:letter-spacing="0.002in" fo:language="en" fo:country="US" fo:font-weight="bold" style:font-name-asian="Arial1" style:font-size-asian="13.5pt" style:language-asian="zh" style:country-asian="CN" style:font-weight-asian="bold" style:font-name-complex="Arial1" style:font-weight-complex="bold"/>
    </style:style>
    <style:style style:name="T6" style:family="text">
      <style:text-properties style:use-window-font-color="true" style:text-position="-5% 100%" style:font-name="Arial1" fo:font-size="13.5pt" fo:letter-spacing="0.0043in" fo:language="en" fo:country="US" fo:font-weight="bold" style:font-name-asian="Arial1" style:font-size-asian="13.5pt" style:language-asian="zh" style:country-asian="CN" style:font-weight-asian="bold" style:font-name-complex="Arial1" style:font-weight-complex="bold"/>
    </style:style>
    <style:style style:name="T7" style:family="text">
      <style:text-properties style:use-window-font-color="true" style:font-name="Arial1" fo:font-size="6.5pt" fo:letter-spacing="0.0008in" fo:language="en" fo:country="US" fo:font-weight="bold" style:font-name-asian="Arial1" style:font-size-asian="6.5pt" style:language-asian="zh" style:country-asian="CN" style:font-weight-asian="bold" style:font-name-complex="Arial1" style:font-weight-complex="bold" style:text-scale="104%"/>
    </style:style>
    <style:style style:name="T8" style:family="text">
      <style:text-properties style:use-window-font-color="true" style:font-name="Arial1" fo:font-size="6.5pt" fo:letter-spacing="0.0102in" fo:language="en" fo:country="US" style:font-name-asian="Arial1" style:font-size-asian="6.5pt" style:language-asian="zh" style:country-asian="CN" style:font-name-complex="Arial1"/>
    </style:style>
    <style:style style:name="T9" style:family="text">
      <style:text-properties style:use-window-font-color="true" style:font-name="Arial1" fo:font-size="6.5pt" fo:language="en" fo:country="US" style:font-name-asian="Arial1" style:font-size-asian="6.5pt" style:language-asian="zh" style:country-asian="CN" style:font-name-complex="Arial1" style:text-scale="104%"/>
    </style:style>
    <style:style style:name="T10" style:family="text">
      <style:text-properties style:use-window-font-color="true" style:font-name="Arial1" fo:font-size="6.5pt" fo:letter-spacing="0.0035in" fo:language="en" fo:country="US" style:font-name-asian="Arial1" style:font-size-asian="6.5pt" style:language-asian="zh" style:country-asian="CN" style:font-name-complex="Arial1"/>
    </style:style>
    <style:style style:name="T11" style:family="text">
      <style:text-properties style:use-window-font-color="true" style:font-name="Arial1" fo:font-size="6.5pt" fo:letter-spacing="0.0043in" fo:language="en" fo:country="US" style:font-name-asian="Arial1" style:font-size-asian="6.5pt" style:language-asian="zh" style:country-asian="CN" style:font-name-complex="Arial1"/>
    </style:style>
    <style:style style:name="T12" style:family="text">
      <style:text-properties style:use-window-font-color="true" style:font-name="Arial1" fo:font-size="6.5pt" fo:letter-spacing="-0.002in" fo:language="en" fo:country="US" fo:font-weight="bold" style:font-name-asian="Arial1" style:font-size-asian="6.5pt" style:language-asian="zh" style:country-asian="CN" style:font-weight-asian="bold" style:font-name-complex="Arial1" style:font-weight-complex="bold" style:text-scale="104%"/>
    </style:style>
    <style:style style:name="T13" style:family="text">
      <style:text-properties style:use-window-font-color="true" style:font-name="Arial1" fo:font-size="6.5pt" fo:letter-spacing="0.0154in" fo:language="en" fo:country="US" style:font-name-asian="Arial1" style:font-size-asian="6.5pt" style:language-asian="zh" style:country-asian="CN" style:font-name-complex="Arial1"/>
    </style:style>
    <style:style style:name="T14" style:family="text">
      <style:text-properties style:use-window-font-color="true" style:font-name="Arial1" fo:font-size="6.5pt" fo:letter-spacing="0.0008in" fo:language="en" fo:country="US" style:font-name-asian="Arial1" style:font-size-asian="6.5pt" style:language-asian="zh" style:country-asian="CN" style:font-name-complex="Arial1"/>
    </style:style>
    <style:style style:name="T15" style:family="text">
      <style:text-properties style:use-window-font-color="true" style:font-name="Arial1" fo:font-size="6.5pt" fo:letter-spacing="0.0016in" fo:language="en" fo:country="US" style:font-name-asian="Arial1" style:font-size-asian="6.5pt" style:language-asian="zh" style:country-asian="CN" style:font-name-complex="Arial1"/>
    </style:style>
    <style:style style:name="T16" style:family="text">
      <style:text-properties style:use-window-font-color="true" style:font-name="Arial1" fo:font-size="6.5pt" fo:letter-spacing="0.0126in" fo:language="en" fo:country="US" style:font-name-asian="Arial1" style:font-size-asian="6.5pt" style:language-asian="zh" style:country-asian="CN" style:font-name-complex="Arial1"/>
    </style:style>
    <style:style style:name="T17" style:family="text">
      <style:text-properties style:use-window-font-color="true" style:font-name="Arial1" fo:font-size="6.5pt" fo:letter-spacing="0.0091in" fo:language="en" fo:country="US" style:font-name-asian="Arial1" style:font-size-asian="6.5pt" style:language-asian="zh" style:country-asian="CN" style:font-name-complex="Arial1"/>
    </style:style>
    <style:style style:name="T18" style:family="text">
      <style:text-properties style:use-window-font-color="true" style:font-name="Arial1" fo:font-size="6.5pt" fo:letter-spacing="0.0217in" fo:language="en" fo:country="US" style:font-name-asian="Arial1" style:font-size-asian="6.5pt" style:language-asian="zh" style:country-asian="CN" style:font-name-complex="Arial1"/>
    </style:style>
    <style:style style:name="T19" style:family="text">
      <style:text-properties style:use-window-font-color="true" style:font-name="Arial1" fo:font-size="6.5pt" fo:letter-spacing="0.0063in" fo:language="en" fo:country="US" style:font-name-asian="Arial1" style:font-size-asian="6.5pt" style:language-asian="zh" style:country-asian="CN" style:font-name-complex="Arial1"/>
    </style:style>
    <style:style style:name="T20" style:family="text">
      <style:text-properties style:use-window-font-color="true" style:font-name="Arial1" fo:font-size="6.5pt" fo:letter-spacing="0.0016in" fo:language="en" fo:country="US" style:font-name-asian="Arial1" style:font-size-asian="6.5pt" style:language-asian="zh" style:country-asian="CN" style:font-name-complex="Arial1" style:text-scale="104%"/>
    </style:style>
    <style:style style:name="T21" style:family="text">
      <style:text-properties style:use-window-font-color="true" style:font-name="Arial1" fo:font-size="6.5pt" fo:letter-spacing="-0.0016in" fo:language="en" fo:country="US" style:font-name-asian="Arial1" style:font-size-asian="6.5pt" style:language-asian="zh" style:country-asian="CN" style:font-name-complex="Arial1"/>
    </style:style>
    <style:style style:name="T22" style:family="text">
      <style:text-properties style:use-window-font-color="true" style:font-name="Arial1" fo:font-size="6.5pt" fo:letter-spacing="0.0118in" fo:language="en" fo:country="US" style:font-name-asian="Arial1" style:font-size-asian="6.5pt" style:language-asian="zh" style:country-asian="CN" style:font-name-complex="Arial1"/>
    </style:style>
    <style:style style:name="T23" style:family="text">
      <style:text-properties style:use-window-font-color="true" style:font-name="Arial1" fo:font-size="6.5pt" fo:letter-spacing="0.0098in" fo:language="en" fo:country="US" style:font-name-asian="Arial1" style:font-size-asian="6.5pt" style:language-asian="zh" style:country-asian="CN" style:font-name-complex="Arial1"/>
    </style:style>
    <style:style style:name="T24" style:family="text">
      <style:text-properties style:use-window-font-color="true" style:font-name="Arial1" fo:font-size="6.5pt" fo:letter-spacing="0.0083in" fo:language="en" fo:country="US" style:font-name-asian="Arial1" style:font-size-asian="6.5pt" style:language-asian="zh" style:country-asian="CN" style:font-name-complex="Arial1"/>
    </style:style>
    <style:style style:name="T25" style:family="text">
      <style:text-properties style:use-window-font-color="true" style:font-name="Arial1" fo:font-size="6.5pt" fo:letter-spacing="0.0161in" fo:language="en" fo:country="US" style:font-name-asian="Arial1" style:font-size-asian="6.5pt" style:language-asian="zh" style:country-asian="CN" style:font-name-complex="Arial1"/>
    </style:style>
    <style:style style:name="T26" style:family="text">
      <style:text-properties style:use-window-font-color="true" style:font-name="Arial1" fo:font-size="6.5pt" fo:letter-spacing="0.0165in" fo:language="en" fo:country="US" style:font-name-asian="Arial1" style:font-size-asian="6.5pt" style:language-asian="zh" style:country-asian="CN" style:font-name-complex="Arial1"/>
    </style:style>
    <style:style style:name="T27" style:family="text">
      <style:text-properties style:use-window-font-color="true" style:font-name="Arial1" fo:font-size="6.5pt" fo:letter-spacing="0.0146in" fo:language="en" fo:country="US" style:font-name-asian="Arial1" style:font-size-asian="6.5pt" style:language-asian="zh" style:country-asian="CN" style:font-name-complex="Arial1"/>
    </style:style>
    <style:style style:name="T28" style:family="text">
      <style:text-properties style:use-window-font-color="true" style:font-name="Arial1" fo:font-size="6.5pt" fo:letter-spacing="0.0173in" fo:language="en" fo:country="US" style:font-name-asian="Arial1" style:font-size-asian="6.5pt" style:language-asian="zh" style:country-asian="CN" style:font-name-complex="Arial1"/>
    </style:style>
    <style:style style:name="T29" style:family="text">
      <style:text-properties style:use-window-font-color="true" style:font-name="Arial1" fo:font-size="6.5pt" fo:letter-spacing="-0.0016in" fo:language="en" fo:country="US" style:font-name-asian="Arial1" style:font-size-asian="6.5pt" style:language-asian="zh" style:country-asian="CN" style:font-name-complex="Arial1" style:text-scale="104%"/>
    </style:style>
    <style:style style:name="T30" style:family="text">
      <style:text-properties style:use-window-font-color="true" style:font-name="Arial1" fo:font-size="6.5pt" fo:letter-spacing="0.002in" fo:language="en" fo:country="US" style:font-name-asian="Arial1" style:font-size-asian="6.5pt" style:language-asian="zh" style:country-asian="CN" style:font-name-complex="Arial1" style:text-scale="104%"/>
    </style:style>
    <style:style style:name="T31" style:family="text">
      <style:text-properties style:use-window-font-color="true" style:font-name="Arial1" fo:font-size="6.5pt" fo:letter-spacing="0.0016in" fo:language="en" fo:country="US" fo:font-weight="bold" style:font-name-asian="Arial1" style:font-size-asian="6.5pt" style:language-asian="zh" style:country-asian="CN" style:font-weight-asian="bold" style:font-name-complex="Arial1" style:font-weight-complex="bold"/>
    </style:style>
    <style:style style:name="T32" style:family="text">
      <style:text-properties style:use-window-font-color="true" style:font-name="Arial1" fo:font-size="6.5pt" fo:letter-spacing="0.0008in" fo:language="en" fo:country="US" fo:font-weight="bold" style:font-name-asian="Arial1" style:font-size-asian="6.5pt" style:language-asian="zh" style:country-asian="CN" style:font-weight-asian="bold" style:font-name-complex="Arial1" style:font-weight-complex="bold"/>
    </style:style>
    <style:style style:name="T33" style:family="text">
      <style:text-properties style:use-window-font-color="true" style:font-name="Arial1" fo:font-size="6.5pt" fo:letter-spacing="0.0126in" fo:language="en" fo:country="US" fo:font-weight="bold" style:font-name-asian="Arial1" style:font-size-asian="6.5pt" style:language-asian="zh" style:country-asian="CN" style:font-weight-asian="bold" style:font-name-complex="Arial1" style:font-weight-complex="bold"/>
    </style:style>
    <style:style style:name="T34" style:family="text">
      <style:text-properties style:use-window-font-color="true" style:font-name="Arial1" fo:font-size="6.5pt" fo:letter-spacing="0.0091in" fo:language="en" fo:country="US" fo:font-weight="bold" style:font-name-asian="Arial1" style:font-size-asian="6.5pt" style:language-asian="zh" style:country-asian="CN" style:font-weight-asian="bold" style:font-name-complex="Arial1" style:font-weight-complex="bold"/>
    </style:style>
    <style:style style:name="T35" style:family="text">
      <style:text-properties style:use-window-font-color="true" style:font-name="Arial1" fo:font-size="6.5pt" fo:language="en" fo:country="US" fo:font-weight="bold" style:font-name-asian="Arial1" style:font-size-asian="6.5pt" style:language-asian="zh" style:country-asian="CN" style:font-weight-asian="bold" style:font-name-complex="Arial1" style:font-weight-complex="bold" style:text-scale="104%"/>
    </style:style>
    <style:style style:name="T36" style:family="text">
      <style:text-properties style:use-window-font-color="true" style:font-name="Arial1" fo:font-size="6.5pt" fo:letter-spacing="0.011in" fo:language="en" fo:country="US" style:font-name-asian="Arial1" style:font-size-asian="6.5pt" style:language-asian="zh" style:country-asian="CN" style:font-name-complex="Arial1"/>
    </style:style>
    <style:style style:name="T37" style:family="text">
      <style:text-properties style:use-window-font-color="true" style:font-name="Arial1" fo:font-size="6.5pt" fo:letter-spacing="-0.0028in" fo:language="en" fo:country="US" style:font-name-asian="Arial1" style:font-size-asian="6.5pt" style:language-asian="zh" style:country-asian="CN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>
            <text:p>C<text:span text:style-name="T1">r</text:span>oss_List_<text:span text:style-name="T1">F</text:span>o<text:span text:style-name="T1">r</text:span>_P<text:span text:style-name="T1">r</text:span>oj2</text:p>
          </table:table-cell>
          <table:table-cell table:style-name="Default" table:number-columns-repeated="5"/>
        </table:table-row>
        <table:table-row table:style-name="ro2" table:number-rows-repeated="5">
          <table:table-cell table:style-name="ce2"/>
          <table:table-cell table:style-name="Default" table:number-columns-repeated="5"/>
        </table:table-row>
        <table:table-row table:style-name="ro3">
          <table:table-cell table:style-name="ce3" office:value-type="string">
            <text:p>Cross Re<text:span text:style-name="T2">f</text:span>erence <text:span text:style-name="T2">f</text:span>or Project<text:span text:style-name="T3"> </text:span>2</text:p>
          </table:table-cell>
          <table:table-cell table:style-name="Default" table:number-columns-repeated="5"/>
        </table:table-row>
        <table:table-row table:style-name="ro2">
          <table:table-cell table:style-name="ce2"/>
          <table:table-cell table:style-name="Default" table:number-columns-repeated="5"/>
        </table:table-row>
        <table:table-row table:style-name="ro4">
          <table:table-cell table:style-name="ce3" office:value-type="string">
            <text:p>You <text:span text:style-name="T4">a</text:span>re<text:span text:style-name="T4"> </text:span>to fill-in<text:span text:style-name="T5"> </text:span><text:span text:style-name="T6">w</text:span>ith<text:span text:style-name="T4"> </text:span><text:span text:style-name="T6">w</text:span>here<text:span text:style-name="T4"> </text:span>loc<text:span text:style-name="T4">a</text:span>t<text:span text:style-name="T4">e</text:span>d<text:span text:style-name="T4"> </text:span>in<text:span text:style-name="T4"> c</text:span>ode</text:p>
          </table:table-cell>
          <table:table-cell table:style-name="Default" office:value-type="float" office:value="8">
            <text:p>8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ce2"/>
          <table:table-cell table:style-name="Default" table:number-columns-repeated="5"/>
        </table:table-row>
        <table:table-row table:style-name="ro5">
          <table:table-cell table:style-name="ce4" office:value-type="string">
            <text:p/>
            <text:p>C<text:span text:style-name="T7">h</text:span>a<text:span text:style-name="T7">pt</text:span>er</text:p>
          </table:table-cell>
          <table:table-cell table:style-name="ce4" office:value-type="string">
            <text:p/>
            <text:p>Sec<text:span text:style-name="T7">t</text:span>i<text:span text:style-name="T7">o</text:span>n</text:p>
          </table:table-cell>
          <table:table-cell table:style-name="ce4" office:value-type="string">
            <text:p/>
            <text:p><text:span text:style-name="T12">T</text:span><text:span text:style-name="T7">op</text:span>ic</text:p>
          </table:table-cell>
          <table:table-cell table:style-name="ce4" office:value-type="string">
            <text:p/>
            <text:p><text:span text:style-name="T31">W</text:span><text:span text:style-name="T32">h</text:span>ere<text:span text:style-name="T33"> </text:span><text:span text:style-name="T32">L</text:span>i<text:span text:style-name="T32">n</text:span>e<text:span text:style-name="T34"> </text:span><text:span text:style-name="T35">#''s</text:span></text:p>
          </table:table-cell>
          <table:table-cell table:style-name="ce4" office:value-type="string">
            <text:p/>
            <text:p><text:span text:style-name="T7">P</text:span>ts</text:p>
          </table:table-cell>
          <table:table-cell table:style-name="ce4" office:value-type="string">
            <text:p/>
            <text:p>N<text:span text:style-name="T7">ot</text:span>es</text:p>
          </table:table-cell>
        </table:table-row>
        <table:table-row table:style-name="ro6">
          <table:table-cell office:value-type="string">
            <text:p/>
            <text:p/>
          </table:table-cell>
          <table:table-cell/>
          <table:table-cell table:style-name="ce5" office:value-type="string">
            <text:p/>
            <text:p>Classes</text:p>
          </table:table-cell>
          <table:table-cell table:number-columns-repeated="3"/>
        </table:table-row>
        <table:table-row table:style-name="ro6">
          <table:table-cell/>
          <table:table-cell table:style-name="ce6" office:value-type="string">
            <text:p/>
            <text:p>1<text:span text:style-name="T10"> </text:span>to<text:span text:style-name="T11"> </text:span><text:span text:style-name="T9">3</text:span></text:p>
          </table:table-cell>
          <table:table-cell office:value-type="string">
            <text:p/>
            <text:p>Instance<text:span text:style-name="T13"> </text:span>of<text:span text:style-name="T11"> </text:span>a<text:span text:style-name="T10"> </text:span><text:span text:style-name="T9">Class</text:span></text:p>
          </table:table-cell>
          <table:table-cell office:value-type="string">
            <text:p>display/winner </text:p>
          </table:table-cell>
          <table:table-cell office:value-type="string">
            <text:p/>
            <text:p>4</text:p>
          </table:table-cell>
          <table:table-cell/>
        </table:table-row>
        <table:table-row table:style-name="ro6">
          <table:table-cell/>
          <table:table-cell office:value-type="string">
            <text:p/>
            <text:p>4</text:p>
          </table:table-cell>
          <table:table-cell office:value-type="string">
            <text:p/>
            <text:p>P<text:span text:style-name="T14">r</text:span>i<text:span text:style-name="T15">v</text:span>ate<text:span text:style-name="T16"> </text:span>Data<text:span text:style-name="T17"> </text:span><text:span text:style-name="T1">M</text:span><text:span text:style-name="T9">e</text:span><text:span text:style-name="T1">m</text:span><text:span text:style-name="T9">be</text:span><text:span text:style-name="T1">r</text:span><text:span text:style-name="T9">s</text:span></text:p>
          </table:table-cell>
          <table:table-cell office:value-type="string">
            <text:p>37 display.h</text:p>
          </table:table-cell>
          <table:table-cell office:value-type="string">
            <text:p/>
            <text:p>4</text:p>
          </table:table-cell>
          <table:table-cell table:style-name="ce6" office:value-type="string">
            <text:p/>
            <text:p>Ne<text:span text:style-name="T15">v</text:span>er<text:span text:style-name="T36"> </text:span><text:span text:style-name="T9">Public</text:span></text:p>
          </table:table-cell>
        </table:table-row>
        <table:table-row table:style-name="ro6">
          <table:table-cell/>
          <table:table-cell office:value-type="string">
            <text:p/>
            <text:p>5</text:p>
          </table:table-cell>
          <table:table-cell office:value-type="string">
            <text:p/>
            <text:p>Specification<text:span text:style-name="T18"> </text:span><text:span text:style-name="T15">v</text:span>s.<text:span text:style-name="T19"> </text:span><text:span text:style-name="T9">I</text:span><text:span text:style-name="T1">m</text:span><text:span text:style-name="T9">ple</text:span><text:span text:style-name="T1">m</text:span><text:span text:style-name="T9">entation</text:span></text:p>
          </table:table-cell>
          <table:table-cell office:value-type="string">
            <text:p>display.h and cpp</text:p>
          </table:table-cell>
          <table:table-cell office:value-type="string">
            <text:p/>
            <text:p>4</text:p>
          </table:table-cell>
          <table:table-cell table:style-name="ce6" office:value-type="string">
            <text:p/>
            <text:p>.h<text:span text:style-name="T11"> </text:span><text:span text:style-name="T15">v</text:span>s.<text:span text:style-name="T19"> </text:span>.cpp<text:span text:style-name="T24"> </text:span>files <text:span text:style-name="T17"><text:s/></text:span>Al<text:span text:style-name="T37">w</text:span>a<text:span text:style-name="T21">y</text:span>s<text:span text:style-name="T16"> </text:span><text:span text:style-name="T9">split</text:span></text:p>
          </table:table-cell>
        </table:table-row>
        <table:table-row table:style-name="ro6">
          <table:table-cell/>
          <table:table-cell office:value-type="string">
            <text:p/>
            <text:p>6</text:p>
          </table:table-cell>
          <table:table-cell table:style-name="ce5" office:value-type="string">
            <text:p/>
            <text:p>Inline</text:p>
          </table:table-cell>
          <table:table-cell office:value-type="string">
            <text:p>winner.h 30-40</text:p>
          </table:table-cell>
          <table:table-cell office:value-type="string">
            <text:p/>
            <text:p>4</text:p>
          </table:table-cell>
          <table:table-cell/>
        </table:table-row>
        <table:table-row table:style-name="ro6">
          <table:table-cell/>
          <table:table-cell table:style-name="ce6" office:value-type="string">
            <text:p/>
            <text:p>7,<text:span text:style-name="T11"> </text:span>8,<text:span text:style-name="T11"> </text:span><text:span text:style-name="T9">10</text:span></text:p>
          </table:table-cell>
          <table:table-cell office:value-type="string">
            <text:p/>
            <text:p>Const<text:span text:style-name="T1">r</text:span>ucto<text:span text:style-name="T1">r</text:span>s</text:p>
          </table:table-cell>
          <table:table-cell office:value-type="string">
            <text:p>29 dis.cpp</text:p>
          </table:table-cell>
          <table:table-cell office:value-type="string">
            <text:p/>
            <text:p>4</text:p>
          </table:table-cell>
          <table:table-cell table:style-name="ce6" office:value-type="string">
            <text:p/>
            <text:p>O<text:span text:style-name="T20">v</text:span>e<text:span text:style-name="T1">r</text:span>loading</text:p>
          </table:table-cell>
        </table:table-row>
        <table:table-row table:style-name="ro6">
          <table:table-cell/>
          <table:table-cell office:value-type="string">
            <text:p/>
            <text:p>9</text:p>
          </table:table-cell>
          <table:table-cell office:value-type="string">
            <text:p/>
            <text:p>Destr<text:span text:style-name="T20">u</text:span>ctors</text:p>
          </table:table-cell>
          <table:table-cell office:value-type="string">
            <text:p>34 winner.cpp</text:p>
          </table:table-cell>
          <table:table-cell office:value-type="string">
            <text:p/>
            <text:p>4</text:p>
          </table:table-cell>
          <table:table-cell/>
        </table:table-row>
        <table:table-row table:style-name="ro6">
          <table:table-cell/>
          <table:table-cell office:value-type="string">
            <text:p/>
            <text:p>12</text:p>
          </table:table-cell>
          <table:table-cell office:value-type="string">
            <text:p/>
            <text:p>A<text:span text:style-name="T14">rr</text:span>a<text:span text:style-name="T21">y</text:span>s<text:span text:style-name="T22"> </text:span>of<text:span text:style-name="T11"> </text:span><text:span text:style-name="T9">Objects</text:span></text:p>
          </table:table-cell>
          <table:table-cell table:style-name="ce7" office:value-type="string">
            <text:p>private member on display</text:p>
          </table:table-cell>
          <table:table-cell office:value-type="string">
            <text:p/>
            <text:p>4</text:p>
          </table:table-cell>
          <table:table-cell/>
        </table:table-row>
        <table:table-row table:style-name="ro6">
          <table:table-cell/>
          <table:table-cell office:value-type="string">
            <text:p/>
            <text:p>16</text:p>
          </table:table-cell>
          <table:table-cell office:value-type="string">
            <text:p/>
            <text:p>U<text:span text:style-name="T1">M</text:span>L</text:p>
          </table:table-cell>
          <table:table-cell office:value-type="string">
            <text:p>writeup</text:p>
          </table:table-cell>
          <table:table-cell office:value-type="string">
            <text:p/>
            <text:p>4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 table:number-columns-repeated="3"/>
        </table:table-row>
        <table:table-row table:style-name="ro6">
          <table:table-cell office:value-type="string">
            <text:p/>
            <text:p>14</text:p>
          </table:table-cell>
          <table:table-cell/>
          <table:table-cell office:value-type="string">
            <text:p/>
            <text:p><text:span text:style-name="T14">M</text:span>o<text:span text:style-name="T14">r</text:span>e<text:span text:style-name="T23"> </text:span>about<text:span text:style-name="T8"> </text:span><text:span text:style-name="T9">Classes</text:span>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/>
            <text:p>1</text:p>
          </table:table-cell>
          <table:table-cell table:style-name="ce5" office:value-type="string">
            <text:p/>
            <text:p>Static</text:p>
          </table:table-cell>
          <table:table-cell office:value-type="float" office:value="801">
            <text:p>801</text:p>
          </table:table-cell>
          <table:table-cell office:value-type="string">
            <text:p/>
            <text:p>5</text:p>
          </table:table-cell>
          <table:table-cell/>
        </table:table-row>
        <table:table-row table:style-name="ro6">
          <table:table-cell/>
          <table:table-cell office:value-type="string">
            <text:p/>
            <text:p>2</text:p>
          </table:table-cell>
          <table:table-cell office:value-type="string">
            <text:p/>
            <text:p><text:span text:style-name="T1">Fr</text:span>iends</text:p>
          </table:table-cell>
          <table:table-cell office:value-type="string">
            <text:p>winner.h(bottom)</text:p>
          </table:table-cell>
          <table:table-cell office:value-type="string">
            <text:p/>
            <text:p>2</text:p>
          </table:table-cell>
          <table:table-cell/>
        </table:table-row>
        <table:table-row table:style-name="ro6">
          <table:table-cell/>
          <table:table-cell office:value-type="string">
            <text:p/>
            <text:p>4</text:p>
          </table:table-cell>
          <table:table-cell office:value-type="string">
            <text:p/>
            <text:p>Copy<text:span text:style-name="T24"> </text:span><text:span text:style-name="T9">Const</text:span><text:span text:style-name="T1">r</text:span><text:span text:style-name="T9">ucto</text:span><text:span text:style-name="T1">r</text:span><text:span text:style-name="T9">s</text:span></text:p>
          </table:table-cell>
          <table:table-cell office:value-type="string">
            <text:p>winner.cpp</text:p>
          </table:table-cell>
          <table:table-cell office:value-type="string">
            <text:p/>
            <text:p>5</text:p>
          </table:table-cell>
          <table:table-cell/>
        </table:table-row>
        <table:table-row table:style-name="ro6">
          <table:table-cell/>
          <table:table-cell office:value-type="string">
            <text:p/>
            <text:p>5</text:p>
          </table:table-cell>
          <table:table-cell office:value-type="string">
            <text:p/>
            <text:p>Ope<text:span text:style-name="T14">r</text:span>ator<text:span text:style-name="T25"> </text:span><text:span text:style-name="T9">O</text:span><text:span text:style-name="T20">v</text:span><text:span text:style-name="T9">e</text:span><text:span text:style-name="T1">r</text:span><text:span text:style-name="T9">loading</text:span></text:p>
          </table:table-cell>
          <table:table-cell office:value-type="string">
            <text:p>display.cpp</text:p>
          </table:table-cell>
          <table:table-cell office:value-type="string">
            <text:p/>
            <text:p>8</text:p>
          </table:table-cell>
          <table:table-cell table:style-name="ce6" office:value-type="string">
            <text:p/>
            <text:p>O<text:span text:style-name="T15">v</text:span>e<text:span text:style-name="T14">r</text:span>load<text:span text:style-name="T25"> </text:span>3<text:span text:style-name="T10"> </text:span><text:span text:style-name="T9">ope</text:span><text:span text:style-name="T1">r</text:span><text:span text:style-name="T9">ato</text:span><text:span text:style-name="T1">r</text:span><text:span text:style-name="T9">s</text:span></text:p>
          </table:table-cell>
        </table:table-row>
        <table:table-row table:style-name="ro6">
          <table:table-cell/>
          <table:table-cell office:value-type="string">
            <text:p/>
            <text:p>7</text:p>
          </table:table-cell>
          <table:table-cell office:value-type="string">
            <text:p/>
            <text:p>Agg<text:span text:style-name="T1">r</text:span>egation</text:p>
          </table:table-cell>
          <table:table-cell office:value-type="string">
            <text:p>bottom of winner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 table:number-columns-repeated="3"/>
        </table:table-row>
        <table:table-row table:style-name="ro6">
          <table:table-cell office:value-type="string">
            <text:p/>
            <text:p>15</text:p>
          </table:table-cell>
          <table:table-cell/>
          <table:table-cell office:value-type="string">
            <text:p/>
            <text:p>Inhe<text:span text:style-name="T1">r</text:span>itance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/>
            <text:p>1</text:p>
          </table:table-cell>
          <table:table-cell office:value-type="string">
            <text:p/>
            <text:p>P<text:span text:style-name="T14">r</text:span>otected<text:span text:style-name="T26"> </text:span><text:span text:style-name="T1">m</text:span><text:span text:style-name="T9">e</text:span><text:span text:style-name="T1">m</text:span><text:span text:style-name="T9">be</text:span><text:span text:style-name="T1">r</text:span><text:span text:style-name="T9">s</text:span></text:p>
          </table:table-cell>
          <table:table-cell office:value-type="string">
            <text:p>38 on display.h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6">
          <table:table-cell/>
          <table:table-cell table:style-name="ce6" office:value-type="string">
            <text:p/>
            <text:p>2<text:span text:style-name="T10"> </text:span>to<text:span text:style-name="T11"> </text:span><text:span text:style-name="T9">5</text:span></text:p>
          </table:table-cell>
          <table:table-cell office:value-type="string">
            <text:p/>
            <text:p>Base<text:span text:style-name="T23"> </text:span>Class<text:span text:style-name="T8"> </text:span>to<text:span text:style-name="T11"> </text:span><text:span text:style-name="T9">De</text:span><text:span text:style-name="T1">r</text:span><text:span text:style-name="T9">i</text:span><text:span text:style-name="T20">v</text:span><text:span text:style-name="T9">ed</text:span></text:p>
          </table:table-cell>
          <table:table-cell table:style-name="ce7" office:value-type="string">
            <text:p>early 800s on main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6">
          <table:table-cell/>
          <table:table-cell office:value-type="string">
            <text:p/>
            <text:p>6</text:p>
          </table:table-cell>
          <table:table-cell office:value-type="string">
            <text:p/>
            <text:p>Pol<text:span text:style-name="T21">y</text:span><text:span text:style-name="T14">m</text:span>o<text:span text:style-name="T14">r</text:span>phic<text:span text:style-name="T18"> </text:span><text:span text:style-name="T9">associations</text:span></text:p>
          </table:table-cell>
          <table:table-cell office:value-type="string">
            <text:p>winner.cpp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6">
          <table:table-cell/>
          <table:table-cell office:value-type="string">
            <text:p/>
            <text:p>7</text:p>
          </table:table-cell>
          <table:table-cell office:value-type="string">
            <text:p/>
            <text:p>Abst<text:span text:style-name="T14">r</text:span>act<text:span text:style-name="T27"> </text:span><text:span text:style-name="T9">Classes</text:span></text:p>
          </table:table-cell>
          <table:table-cell office:value-type="string">
            <text:p>winner.cpp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 table:number-columns-repeated="3"/>
        </table:table-row>
        <table:table-row table:style-name="ro6">
          <table:table-cell office:value-type="string">
            <text:p/>
            <text:p>16</text:p>
          </table:table-cell>
          <table:table-cell/>
          <table:table-cell office:value-type="string">
            <text:p/>
            <text:p>Ad<text:span text:style-name="T15">v</text:span>anced<text:span text:style-name="T28"> </text:span><text:span text:style-name="T9">Classes</text:span>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/>
            <text:p>1</text:p>
          </table:table-cell>
          <table:table-cell office:value-type="string">
            <text:p/>
            <text:p>E<text:span text:style-name="T29">x</text:span>ceptions</text:p>
          </table:table-cell>
          <table:table-cell office:value-type="string">
            <text:p>140-150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6">
          <table:table-cell/>
          <table:table-cell table:style-name="ce6" office:value-type="string">
            <text:p/>
            <text:p>2<text:span text:style-name="T10"> </text:span>to<text:span text:style-name="T11"> </text:span><text:span text:style-name="T9">4</text:span></text:p>
          </table:table-cell>
          <table:table-cell office:value-type="string">
            <text:p/>
            <text:p><text:span text:style-name="T30">T</text:span>e<text:span text:style-name="T1">m</text:span>plates</text:p>
          </table:table-cell>
          <table:table-cell office:value-type="float" office:value="31">
            <text:p>31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6">
          <table:table-cell/>
          <table:table-cell office:value-type="string">
            <text:p/>
            <text:p>5</text:p>
          </table:table-cell>
          <table:table-cell office:value-type="string">
            <text:p/>
            <text:p>S<text:span text:style-name="T30">T</text:span>L</text:p>
          </table:table-cell>
          <table:table-cell office:value-type="float" office:value="34">
            <text:p>34</text:p>
          </table:table-cell>
          <table:table-cell office:value-type="string">
            <text:p/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 table:number-columns-repeated="3"/>
        </table:table-row>
        <table:table-row table:style-name="ro6">
          <table:table-cell table:number-columns-repeated="2"/>
          <table:table-cell table:style-name="ce5" office:value-type="string">
            <text:p/>
            <text:p>Sum</text:p>
          </table:table-cell>
          <table:table-cell/>
          <table:table-cell office:value-type="string">
            <text:p/>
            <text:p>100</text:p>
          </table:table-cell>
          <table:table-cell/>
        </table:table-row>
        <table:table-row table:style-name="ro2" table:number-rows-repeated="8">
          <table:table-cell table:style-name="ce2"/>
          <table:table-cell table:style-name="Default" table:number-columns-repeated="5"/>
        </table:table-row>
        <table:table-row table:style-name="ro1">
          <table:table-cell table:style-name="ce1" office:value-type="string">
            <text:p>Page<text:span text:style-name="T8"> </text:span><text:span text:style-name="T9">1</text:span>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7/27/2018</text:date>, <text:time>16:0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6:06:40.13</dc:date>
    <meta:generator>OpenOffice/4.1.5$Win32 OpenOffice.org_project/415m1$Build-9789</meta:generator>
    <meta:editing-duration>PT30M45S</meta:editing-duration>
    <meta:editing-cycles>3</meta:editing-cycles>
    <meta:document-statistic meta:table-count="1" meta:cell-count="105" meta:object-count="0"/>
  </office:meta>
</office:document-meta>
</file>